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8000" draw:textarea-horizontal-align="justify" draw:textarea-vertical-align="middle" draw:auto-grow-height="false" fo:min-height="0.975cm" fo:min-width="0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97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1.7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fill-color="#ff0000" draw:opacity="43%" draw:textarea-horizontal-align="justify" draw:textarea-vertical-align="middle" draw:auto-grow-height="false" fo:min-height="0.559cm" fo:min-width="0.208cm"/>
    </style:style>
    <style:style style:name="gr6" style:family="graphic" style:parent-style-name="standard">
      <style:graphic-properties svg:stroke-width="0.106cm" svg:stroke-color="#ff0000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1.075cm"/>
    </style:style>
    <style:style style:name="gr12" style:family="graphic" style:parent-style-name="standard">
      <style:graphic-properties draw:textarea-horizontal-align="justify" draw:textarea-vertical-align="middle" draw:auto-grow-height="false" fo:min-height="0.15cm" fo:min-width="0.4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5cm" fo:min-width="2.755cm"/>
    </style:style>
    <style:style style:name="gr15" style:family="graphic" style:parent-style-name="standard">
      <style:graphic-properties draw:textarea-vertical-align="middle" draw:auto-grow-height="false" fo:min-height="2.75cm" fo:min-width="2.1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.9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0.862cm" style:use-optimal-column-width="false"/>
    </style:style>
    <style:style style:name="co2" style:family="table-column">
      <style:table-column-properties style:column-width="0.871cm" style:use-optimal-column-width="false"/>
    </style:style>
    <style:style style:name="co3" style:family="table-column">
      <style:table-column-properties style:column-width="0.88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ce1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paragraph-properties fo:text-align="center"/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008000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0000" draw:opacity="43%"/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cherche textuelle HORSPOOL</text:p>
          </draw:text-box>
        </draw:frame>
        <draw:frame presentation:style-name="pr2" draw:text-style-name="P1" draw:layer="layout" svg:width="3.799cm" svg:height="1.915cm" svg:x="0.601cm" svg:y="3.685cm" presentation:class="subtitle" presentation:user-transformed="true">
          <draw:text-box>
            <text:p>Texte :</text:p>
          </draw:text-box>
        </draw:frame>
        <draw:frame presentation:style-name="pr2" draw:text-style-name="P1" draw:layer="layout" svg:width="3.799cm" svg:height="1.915cm" svg:x="0.6cm" svg:y="8.085cm">
          <draw:text-box>
            <text:p>Motif :</text:p>
          </draw:text-box>
        </draw:frame>
        <draw:frame draw:style-name="standard" draw:layer="layout" svg:width="21.578cm" svg:height="5.998cm" svg:x="4.08cm" svg:y="4.135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A</text:span></text:p>
              </table:table-cell>
              <table:table-cell>
                <text:p text:style-name="P3"><text:span text:style-name="T1">A</text:span></text:p>
              </table:table-cell>
              <table:table-cell>
                <text:p text:style-name="P3"><text:span text:style-name="T1">C</text:span></text:p>
              </table:table-cell>
              <table:table-cell>
                <text:p text:style-name="P3"><text:span text:style-name="T1">A</text:span></text:p>
              </table:table-cell>
              <table:table-cell>
                <text:p text:style-name="P3"><text:span text:style-name="T1">T</text:span></text:p>
              </table:table-cell>
              <table:table-cell>
                <text:p text:style-name="P3"><text:span text:style-name="T1">A</text:span></text:p>
              </table:table-cell>
              <table:table-cell>
                <text:p text:style-name="P3"><text:span text:style-name="T1">T</text:span></text:p>
              </table:table-cell>
              <table:table-cell>
                <text:p text:style-name="P3"><text:span text:style-name="T1">G</text:span></text:p>
              </table:table-cell>
              <table:table-cell>
                <text:p text:style-name="P3"><text:span text:style-name="T1">G</text:span></text:p>
              </table:table-cell>
              <table:table-cell>
                <text:p text:style-name="P3"><text:span text:style-name="T1">G</text:span></text:p>
              </table:table-cell>
              <table:table-cell>
                <text:p text:style-name="P3"><text:span text:style-name="T1">A</text:span></text:p>
              </table:table-cell>
              <table:table-cell>
                <text:p text:style-name="P3"><text:span text:style-name="T1">T</text:span></text:p>
              </table:table-cell>
              <table:table-cell>
                <text:p text:style-name="P3"><text:span text:style-name="T1">G</text:span></text:p>
              </table:table-cell>
              <table:table-cell>
                <text:p text:style-name="P3"><text:span text:style-name="T1">C</text:span></text:p>
              </table:table-cell>
              <table:table-cell>
                <text:p text:style-name="P3"><text:span text:style-name="T1">G</text:span></text:p>
              </table:table-cell>
              <table:table-cell>
                <text:p text:style-name="P3"><text:span text:style-name="T1">A</text:span></text:p>
              </table:table-cell>
              <table:table-cell>
                <text:p text:style-name="P3"><text:span text:style-name="T1">G</text:span></text:p>
              </table:table-cell>
              <table:table-cell>
                <text:p text:style-name="P3"><text:span text:style-name="T1">G</text:span></text:p>
              </table:table-cell>
              <table:table-cell>
                <text:p text:style-name="P3"><text:span text:style-name="T1">T</text:span></text:p>
              </table:table-cell>
              <table:table-cell>
                <text:p text:style-name="P3"><text:span text:style-name="T1">C</text:span></text:p>
              </table:table-cell>
              <table:table-cell>
                <text:p text:style-name="P3"><text:span text:style-name="T1">G</text:span></text:p>
              </table:table-cell>
              <table:table-cell>
                <text:p text:style-name="P3"><text:span text:style-name="T1">T</text:span></text:p>
              </table:table-cell>
              <table:table-cell>
                <text:p text:style-name="P3"><text:span text:style-name="T1">A</text:span></text:p>
              </table:table-cell>
              <table:table-cell>
                <text:p text:style-name="P3"><text:span text:style-name="T1">G</text:span></text:p>
              </table:table-cell>
              <table:table-cell>
                <text:p text:style-name="P3"><text:span text:style-name="T1">T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4"><text:span text:style-name="T2">A</text:span></text:p>
              </table:table-cell>
              <table:table-cell table:style-name="ce2">
                <text:p text:style-name="P4"><text:span text:style-name="T2">T</text:span></text:p>
              </table:table-cell>
              <table:table-cell table:style-name="ce2">
                <text:p text:style-name="P4"><text:span text:style-name="T2">G</text:span></text:p>
              </table:table-cell>
              <table:table-cell table:style-name="ce2">
                <text:p text:style-name="P4"><text:span text:style-name="T2">C</text:span></text:p>
              </table:table-cell>
              <table:table-cell table:style-name="ce2">
                <text:p text:style-name="P4"><text:span text:style-name="T2">G</text:span></text:p>
              </table:table-cell>
              <table:table-cell table:style-name="ce2">
                <text:p text:style-name="P4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5" xml:id="id1" draw:id="id1" draw:layer="layout" svg:width="0.92cm" svg:height="1.4cm" svg:x="8.38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6" xml:id="id2" draw:id="id2" draw:layer="layout" svg:width="0.92cm" svg:height="1.4cm" svg:x="7.48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xml:id="id8" draw:id="id8" draw:layer="layout" svg:width="2.6cm" svg:height="0.8cm" svg:x="5.2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5.22cm" svg:height="1.673cm" svg:x="4.18cm" svg:y="11cm">
          <draw:text-box>
            <text:p xml:id="id9" text:id="id9">DECALAGE DE <text:span text:style-name="T3">3</text:span> INDICES</text:p>
          </draw:text-box>
        </draw:frame>
        <draw:custom-shape draw:style-name="gr5" draw:text-style-name="P8" xml:id="id3" draw:id="id3" draw:layer="layout" svg:width="1cm" svg:height="1.143cm" svg:x="7.5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2" xml:id="id4" draw:id="id4" draw:layer="layout" svg:width="2.099cm" svg:height="2.921cm" svg:x="5.4cm" svg:y="5.278cm" svg:viewBox="0 0 2100 2922" draw:points="2100,0 0,2922">
          <text:p/>
        </draw:polyline>
        <draw:frame draw:style-name="gr7" draw:text-style-name="P7" draw:layer="layout" svg:width="7.4cm" svg:height="2.4cm" svg:x="0.8cm" svg:y="12.6cm">
          <draw:text-box>
            <text:p xml:id="id6" text:id="id6"><text:span text:style-name="T3">T existe dans le motif à gauche de la non correspondance..</text:span>.</text:p>
          </draw:text-box>
        </draw:frame>
        <draw:frame draw:style-name="gr8" draw:text-style-name="P9" draw:layer="layout" svg:width="6.6cm" svg:height="2.384cm" svg:x="8.8cm" svg:y="12.673cm">
          <draw:text-box>
            <text:p xml:id="id7" text:id="id7"><text:span text:style-name="T3">Il est situé à 3 lettres de la non correspondance.</text:span></text:p>
          </draw:text-box>
        </draw:frame>
        <draw:custom-shape draw:style-name="gr5" draw:text-style-name="P8" xml:id="id5" draw:id="id5" draw:layer="layout" svg:width="1cm" svg:height="1.143cm" svg:x="4.8cm" svg:y="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7.8cm" svg:height="2.384cm" svg:x="17.8cm" svg:y="10.8cm">
          <draw:text-box>
            <text:p>Cette fois on compare de droite à gauche le motif et le texte.</text:p>
          </draw:text-box>
        </draw:frame>
        <draw:frame draw:style-name="gr9" draw:text-style-name="P7" draw:layer="layout" svg:width="3.6cm" svg:height="1cm" svg:x="24cm" svg:y="13.4cm">
          <draw:text-box>
            <text:p xml:id="id10" text:id="id10">1 étap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R</text:span><text:span text:style-name="T4">e</text:span><text:span text:style-name="T4">c</text:span><text:span text:style-name="T4">h</text:span><text:span text:style-name="T4">e</text:span><text:span text:style-name="T4">r</text:span><text:span text:style-name="T4">c</text:span><text:span text:style-name="T4">h</text:span><text:span text:style-name="T4">e</text:span><text:span text:style-name="T4"> </text:span><text:span text:style-name="T4">t</text:span><text:span text:style-name="T4">e</text:span><text:span text:style-name="T4">x</text:span><text:span text:style-name="T4">t</text:span><text:span text:style-name="T4">u</text:span><text:span text:style-name="T4">e</text:span><text:span text:style-name="T4">l</text:span><text:span text:style-name="T4">l</text:span><text:span text:style-name="T4">e</text:span><text:span text:style-name="T4"> </text:span>HORSPOOL</text:p>
          </draw:text-box>
        </draw:frame>
        <draw:frame presentation:style-name="pr2" draw:text-style-name="P1" draw:layer="layout" svg:width="3.799cm" svg:height="1.915cm" svg:x="0.601cm" svg:y="3.685cm" presentation:class="subtitle" presentation:user-transformed="true">
          <draw:text-box>
            <text:p>Texte :</text:p>
          </draw:text-box>
        </draw:frame>
        <draw:frame presentation:style-name="pr2" draw:text-style-name="P1" draw:layer="layout" svg:width="3.799cm" svg:height="1.915cm" svg:x="0.6cm" svg:y="8.085cm">
          <draw:text-box>
            <text:p>Motif :</text:p>
          </draw:text-box>
        </draw:frame>
        <draw:frame draw:style-name="standard" draw:layer="layout" svg:width="21.578cm" svg:height="5.998cm" svg:x="4.08cm" svg:y="4.135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 text:style-name="P2"><text:span text:style-name="T2">A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 table:style-name="ce2">
                <text:p text:style-name="P4"><text:span text:style-name="T2">A</text:span></text:p>
              </table:table-cell>
              <table:table-cell table:style-name="ce2">
                <text:p text:style-name="P4"><text:span text:style-name="T2">T</text:span></text:p>
              </table:table-cell>
              <table:table-cell table:style-name="ce2">
                <text:p text:style-name="P4"><text:span text:style-name="T2">G</text:span></text:p>
              </table:table-cell>
              <table:table-cell table:style-name="ce2">
                <text:p text:style-name="P4"><text:span text:style-name="T2">C</text:span></text:p>
              </table:table-cell>
              <table:table-cell table:style-name="ce2">
                <text:p text:style-name="P4"><text:span text:style-name="T2">G</text:span></text:p>
              </table:table-cell>
              <table:table-cell table:style-name="ce2">
                <text:p text:style-name="P4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" draw:text-style-name="P6" xml:id="id11" draw:id="id11" draw:layer="layout" svg:width="0.92cm" svg:height="1.4cm" svg:x="10.98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1cm" svg:height="1.143cm" svg:x="11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2cm" svg:y1="4.942cm" svg:x2="10.4cm" svg:y2="8.2cm">
          <text:p/>
        </draw:line>
        <draw:custom-shape draw:style-name="gr11" draw:text-style-name="P2" xml:id="id14" draw:id="id14" draw:layer="layout" svg:width="1.8cm" svg:height="0.8cm" svg:x="7.8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5.22cm" svg:height="1.673cm" svg:x="6.6cm" svg:y="11cm">
          <draw:text-box>
            <text:p xml:id="id15" text:id="id15">DECALAGE DE <text:span text:style-name="T3">1</text:span> INDICE</text:p>
          </draw:text-box>
        </draw:frame>
        <draw:frame draw:style-name="gr7" draw:text-style-name="P7" draw:layer="layout" svg:width="7.4cm" svg:height="2.4cm" svg:x="0.8cm" svg:y="12.6cm">
          <draw:text-box>
            <text:p xml:id="id12" text:id="id12"><text:span text:style-name="T3">G existe dans le motif à gauche de la non correspondance..</text:span>.</text:p>
          </draw:text-box>
        </draw:frame>
        <draw:frame draw:style-name="gr8" draw:text-style-name="P9" draw:layer="layout" svg:width="6.6cm" svg:height="2.384cm" svg:x="8.8cm" svg:y="12.673cm">
          <draw:text-box>
            <text:p xml:id="id13" text:id="id13"><text:span text:style-name="T3">Il est situé à 1 lettres de la non correspondance.</text:span></text:p>
          </draw:text-box>
        </draw:frame>
        <draw:custom-shape draw:style-name="gr5" draw:text-style-name="P8" draw:layer="layout" svg:width="1cm" svg:height="1.143cm" svg:x="10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6cm" svg:height="1cm" svg:x="24cm" svg:y="13.4cm">
          <draw:text-box>
            <text:p xml:id="id16" text:id="id16">2 éta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R</text:span><text:span text:style-name="T4">e</text:span><text:span text:style-name="T4">c</text:span><text:span text:style-name="T4">h</text:span><text:span text:style-name="T4">e</text:span><text:span text:style-name="T4">r</text:span><text:span text:style-name="T4">c</text:span><text:span text:style-name="T4">h</text:span><text:span text:style-name="T4">e</text:span><text:span text:style-name="T4"> </text:span><text:span text:style-name="T4">t</text:span><text:span text:style-name="T4">e</text:span><text:span text:style-name="T4">x</text:span><text:span text:style-name="T4">t</text:span><text:span text:style-name="T4">u</text:span><text:span text:style-name="T4">e</text:span><text:span text:style-name="T4">l</text:span><text:span text:style-name="T4">l</text:span><text:span text:style-name="T4">e</text:span><text:span text:style-name="T4"> </text:span>HORSPOOL</text:p>
          </draw:text-box>
        </draw:frame>
        <draw:frame presentation:style-name="pr2" draw:text-style-name="P1" draw:layer="layout" svg:width="3.799cm" svg:height="1.915cm" svg:x="0.601cm" svg:y="3.685cm" presentation:class="subtitle" presentation:user-transformed="true">
          <draw:text-box>
            <text:p>Texte :</text:p>
          </draw:text-box>
        </draw:frame>
        <draw:frame presentation:style-name="pr2" draw:text-style-name="P1" draw:layer="layout" svg:width="3.799cm" svg:height="1.915cm" svg:x="0.6cm" svg:y="8.085cm">
          <draw:text-box>
            <text:p>Motif :</text:p>
          </draw:text-box>
        </draw:frame>
        <draw:frame draw:style-name="standard" draw:layer="layout" svg:width="21.578cm" svg:height="5.998cm" svg:x="4.08cm" svg:y="4.135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 text:style-name="P2"><text:span text:style-name="T2">A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 table:style-name="ce2"/>
              <table:table-cell table:style-name="ce2">
                <text:p text:style-name="P4"><text:span text:style-name="T2">A</text:span></text:p>
              </table:table-cell>
              <table:table-cell table:style-name="ce2">
                <text:p text:style-name="P4"><text:span text:style-name="T2">T</text:span></text:p>
              </table:table-cell>
              <table:table-cell table:style-name="ce2">
                <text:p text:style-name="P4"><text:span text:style-name="T2">G</text:span></text:p>
              </table:table-cell>
              <table:table-cell table:style-name="ce2">
                <text:p text:style-name="P4"><text:span text:style-name="T2">C</text:span></text:p>
              </table:table-cell>
              <table:table-cell table:style-name="ce2">
                <text:p text:style-name="P4"><text:span text:style-name="T2">G</text:span></text:p>
              </table:table-cell>
              <table:table-cell>
                <text:p text:style-name="P3">A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2" draw:text-style-name="P6" xml:id="id17" draw:id="id17" draw:layer="layout" svg:width="0.92cm" svg:height="1.4cm" svg:x="11.893cm" svg:y="6.3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2.183cm" svg:y1="4.965cm" svg:x2="11.383cm" svg:y2="8.223cm">
          <text:p/>
        </draw:line>
        <draw:custom-shape draw:style-name="gr11" draw:text-style-name="P2" xml:id="id20" draw:id="id20" draw:layer="layout" svg:width="1.8cm" svg:height="0.8cm" svg:x="7.8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5.22cm" svg:height="1.673cm" svg:x="6.6cm" svg:y="11cm">
          <draw:text-box>
            <text:p xml:id="id21" text:id="id21">DECALAGE DE <text:span text:style-name="T3">1</text:span> INDICE</text:p>
          </draw:text-box>
        </draw:frame>
        <draw:frame draw:style-name="gr7" draw:text-style-name="P7" draw:layer="layout" svg:width="7.4cm" svg:height="2.4cm" svg:x="0.8cm" svg:y="12.6cm">
          <draw:text-box>
            <text:p xml:id="id18" text:id="id18"><text:span text:style-name="T3">G existe dans le motif à gauche de la non correspondance..</text:span>.</text:p>
          </draw:text-box>
        </draw:frame>
        <draw:frame draw:style-name="gr8" draw:text-style-name="P9" draw:layer="layout" svg:width="6.6cm" svg:height="2.384cm" svg:x="8.8cm" svg:y="12.673cm">
          <draw:text-box>
            <text:p xml:id="id19" text:id="id19"><text:span text:style-name="T3">Il est situé à 1 lettres de la non correspondance.</text:span></text:p>
          </draw:text-box>
        </draw:frame>
        <draw:custom-shape draw:style-name="gr5" draw:text-style-name="P8" draw:layer="layout" svg:width="1cm" svg:height="1.143cm" svg:x="11.8cm" svg:y="4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6cm" svg:height="1cm" svg:x="24cm" svg:y="13.4cm">
          <draw:text-box>
            <text:p xml:id="id22" text:id="id22">2 étapes</text:p>
          </draw:text-box>
        </draw:frame>
        <draw:custom-shape draw:style-name="gr5" draw:text-style-name="P8" draw:layer="layout" svg:width="1cm" svg:height="1.143cm" svg:x="1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0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R</text:span><text:span text:style-name="T4">e</text:span><text:span text:style-name="T4">c</text:span><text:span text:style-name="T4">h</text:span><text:span text:style-name="T4">e</text:span><text:span text:style-name="T4">r</text:span><text:span text:style-name="T4">c</text:span><text:span text:style-name="T4">h</text:span><text:span text:style-name="T4">e</text:span><text:span text:style-name="T4"> </text:span><text:span text:style-name="T4">t</text:span><text:span text:style-name="T4">e</text:span><text:span text:style-name="T4">x</text:span><text:span text:style-name="T4">t</text:span><text:span text:style-name="T4">u</text:span><text:span text:style-name="T4">e</text:span><text:span text:style-name="T4">l</text:span><text:span text:style-name="T4">l</text:span><text:span text:style-name="T4">e</text:span><text:span text:style-name="T4"> </text:span>HORSPOOL</text:p>
          </draw:text-box>
        </draw:frame>
        <draw:frame presentation:style-name="pr2" draw:text-style-name="P1" draw:layer="layout" svg:width="3.799cm" svg:height="1.915cm" svg:x="0.601cm" svg:y="3.685cm" presentation:class="subtitle" presentation:user-transformed="true">
          <draw:text-box>
            <text:p>Texte :</text:p>
          </draw:text-box>
        </draw:frame>
        <draw:frame presentation:style-name="pr2" draw:text-style-name="P1" draw:layer="layout" svg:width="3.799cm" svg:height="1.915cm" svg:x="0.6cm" svg:y="8.085cm">
          <draw:text-box>
            <text:p>Motif :</text:p>
          </draw:text-box>
        </draw:frame>
        <draw:frame draw:style-name="standard" draw:layer="layout" svg:width="21.578cm" svg:height="5.998cm" svg:x="4.08cm" svg:y="4.135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 text:style-name="P2"><text:span text:style-name="T2">A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>
                <text:p text:style-name="P4"><text:span text:style-name="T2">A</text:span></text:p>
              </table:table-cell>
              <table:table-cell table:style-name="ce2">
                <text:p text:style-name="P4"><text:span text:style-name="T2">T</text:span></text:p>
              </table:table-cell>
              <table:table-cell table:style-name="ce2">
                <text:p text:style-name="P4"><text:span text:style-name="T2">G</text:span></text:p>
              </table:table-cell>
              <table:table-cell table:style-name="ce2">
                <text:p text:style-name="P4"><text:span text:style-name="T2">C</text:span></text:p>
              </table:table-cell>
              <table:table-cell table:style-name="ce2">
                <text:p text:style-name="P4"><text:span text:style-name="T2">G</text:span></text:p>
              </table:table-cell>
              <table:table-cell table:style-name="ce2">
                <text:p text:style-name="P4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2" draw:text-style-name="P6" xml:id="id25" draw:id="id25" draw:layer="layout" svg:width="0.92cm" svg:height="1.4cm" svg:x="10.88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5" xml:id="id23" draw:id="id23" draw:layer="layout" svg:width="0.92cm" svg:height="1.4cm" svg:x="12.68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5" xml:id="id24" draw:id="id24" draw:layer="layout" svg:width="0.92cm" svg:height="1.4cm" svg:x="11.78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olyline draw:style-name="gr6" draw:text-style-name="P2" xml:id="id27" draw:id="id27" draw:layer="layout" svg:width="0.964cm" svg:height="3.079cm" svg:x="11.235cm" svg:y="5.12cm" svg:viewBox="0 0 965 3080" draw:points="0,0 965,3080">
          <text:p/>
        </draw:polyline>
        <draw:custom-shape draw:style-name="gr12" draw:text-style-name="P2" xml:id="id32" draw:id="id32" draw:layer="layout" svg:width="1.12cm" svg:height="0.8cm" svg:x="8.68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5.22cm" svg:height="1.673cm" svg:x="8.48cm" svg:y="11cm">
          <draw:text-box>
            <text:p xml:id="id33" text:id="id33">DECALAGE DE <text:span text:style-name="T3">1</text:span> INDICE</text:p>
          </draw:text-box>
        </draw:frame>
        <draw:frame draw:style-name="gr13" draw:text-style-name="P7" draw:layer="layout" svg:width="7.4cm" svg:height="3.095cm" svg:x="0.8cm" svg:y="12.6cm">
          <draw:text-box>
            <text:p xml:id="id29" text:id="id29"><text:span text:style-name="T3">G existe dans le motif QUELQUE PART à droite de la non correspondance..</text:span>.</text:p>
          </draw:text-box>
        </draw:frame>
        <draw:frame draw:style-name="gr8" draw:text-style-name="P9" draw:layer="layout" svg:width="6.6cm" svg:height="2.384cm" svg:x="8.8cm" svg:y="12.673cm">
          <draw:text-box>
            <text:p xml:id="id31" text:id="id31"><text:span text:style-name="T3">Qu’il y en ait un autre à gauche importe peu.</text:span></text:p>
          </draw:text-box>
        </draw:frame>
        <draw:custom-shape draw:style-name="gr5" draw:text-style-name="P8" xml:id="id26" draw:id="id26" draw:layer="layout" svg:width="1cm" svg:height="1.143cm" svg:x="11.002cm" svg:y="4.03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30" draw:id="id30" draw:layer="layout" svg:width="1cm" svg:height="1.143cm" svg:x="10.1cm" svg:y="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8" draw:id="id28" draw:layer="layout" svg:width="1cm" svg:height="1.143cm" svg:x="11.904cm" svg:y="8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6cm" svg:height="1cm" svg:x="24cm" svg:y="13.4cm">
          <draw:text-box>
            <text:p xml:id="id34" text:id="id34">3 éta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R</text:span><text:span text:style-name="T4">e</text:span><text:span text:style-name="T4">c</text:span><text:span text:style-name="T4">h</text:span><text:span text:style-name="T4">e</text:span><text:span text:style-name="T4">r</text:span><text:span text:style-name="T4">c</text:span><text:span text:style-name="T4">h</text:span><text:span text:style-name="T4">e</text:span><text:span text:style-name="T4"> </text:span><text:span text:style-name="T4">t</text:span><text:span text:style-name="T4">e</text:span><text:span text:style-name="T4">x</text:span><text:span text:style-name="T4">t</text:span><text:span text:style-name="T4">u</text:span><text:span text:style-name="T4">e</text:span><text:span text:style-name="T4">l</text:span><text:span text:style-name="T4">l</text:span><text:span text:style-name="T4">e</text:span><text:span text:style-name="T4"> </text:span>HORSPOOL</text:p>
          </draw:text-box>
        </draw:frame>
        <draw:frame presentation:style-name="pr2" draw:text-style-name="P1" draw:layer="layout" svg:width="3.799cm" svg:height="1.915cm" svg:x="0.601cm" svg:y="3.685cm" presentation:class="subtitle" presentation:user-transformed="true">
          <draw:text-box>
            <text:p>Texte :</text:p>
          </draw:text-box>
        </draw:frame>
        <draw:frame presentation:style-name="pr2" draw:text-style-name="P1" draw:layer="layout" svg:width="3.799cm" svg:height="1.915cm" svg:x="0.6cm" svg:y="8.085cm">
          <draw:text-box>
            <text:p>Motif :</text:p>
          </draw:text-box>
        </draw:frame>
        <draw:frame draw:style-name="standard" draw:layer="layout" svg:width="21.578cm" svg:height="5.998cm" svg:x="4.08cm" svg:y="4.135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 text:style-name="P2"><text:span text:style-name="T2">A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>
                <text:p text:style-name="P4"><text:span text:style-name="T2">A</text:span></text:p>
              </table:table-cell>
              <table:table-cell table:style-name="ce2">
                <text:p text:style-name="P4"><text:span text:style-name="T2">T</text:span></text:p>
              </table:table-cell>
              <table:table-cell table:style-name="ce2">
                <text:p text:style-name="P4"><text:span text:style-name="T2">G</text:span></text:p>
              </table:table-cell>
              <table:table-cell table:style-name="ce2">
                <text:p text:style-name="P4"><text:span text:style-name="T2">C</text:span></text:p>
              </table:table-cell>
              <table:table-cell table:style-name="ce2">
                <text:p text:style-name="P4"><text:span text:style-name="T2">G</text:span></text:p>
              </table:table-cell>
              <table:table-cell table:style-name="ce2">
                <text:p text:style-name="P4"><text:span text:style-name="T2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2" draw:text-style-name="P6" xml:id="id35" draw:id="id35" draw:layer="layout" svg:width="0.92cm" svg:height="1.4cm" svg:x="13.48cm" svg:y="6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olyline draw:style-name="gr6" draw:text-style-name="P2" xml:id="id37" draw:id="id37" draw:layer="layout" svg:width="2.999cm" svg:height="3.199cm" svg:x="10.8cm" svg:y="5cm" svg:viewBox="0 0 3000 3200" draw:points="3000,0 0,3200">
          <text:p/>
        </draw:polyline>
        <draw:custom-shape draw:style-name="gr14" draw:text-style-name="P2" xml:id="id41" draw:id="id41" draw:layer="layout" svg:width="3.72cm" svg:height="0.8cm" svg:x="10.28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5.22cm" svg:height="1.673cm" svg:x="9.38cm" svg:y="10.6cm">
          <draw:text-box>
            <text:p xml:id="id42" text:id="id42">DECALAGE DE <text:span text:style-name="T3">4</text:span> INDICES</text:p>
          </draw:text-box>
        </draw:frame>
        <draw:frame draw:style-name="gr7" draw:text-style-name="P7" draw:layer="layout" svg:width="7.4cm" svg:height="2.4cm" svg:x="0.8cm" svg:y="12.6cm">
          <draw:text-box>
            <text:p xml:id="id39" text:id="id39"><text:span text:style-name="T3">T existe dans le motif à droite de la non correspondance..</text:span>.</text:p>
          </draw:text-box>
        </draw:frame>
        <draw:custom-shape draw:style-name="gr5" draw:text-style-name="P8" xml:id="id36" draw:id="id36" draw:layer="layout" svg:width="1cm" svg:height="1.143cm" svg:x="13.441cm" svg:y="4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38" draw:id="id38" draw:layer="layout" svg:width="1cm" svg:height="1.143cm" svg:x="10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6.6cm" svg:height="2.384cm" svg:x="8.8cm" svg:y="12.673cm">
          <draw:text-box>
            <text:p xml:id="id40" text:id="id40"><text:span text:style-name="T3">Il est situé à 4 lettres de la non correspondance.</text:span></text:p>
          </draw:text-box>
        </draw:frame>
        <draw:frame draw:style-name="gr9" draw:text-style-name="P7" draw:layer="layout" svg:width="3.6cm" svg:height="1cm" svg:x="24cm" svg:y="13.4cm">
          <draw:text-box>
            <text:p xml:id="id43" text:id="id43">4 éta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4">R</text:span><text:span text:style-name="T4">e</text:span><text:span text:style-name="T4">c</text:span><text:span text:style-name="T4">h</text:span><text:span text:style-name="T4">e</text:span><text:span text:style-name="T4">r</text:span><text:span text:style-name="T4">c</text:span><text:span text:style-name="T4">h</text:span><text:span text:style-name="T4">e</text:span><text:span text:style-name="T4"> </text:span><text:span text:style-name="T4">t</text:span><text:span text:style-name="T4">e</text:span><text:span text:style-name="T4">x</text:span><text:span text:style-name="T4">t</text:span><text:span text:style-name="T4">u</text:span><text:span text:style-name="T4">e</text:span><text:span text:style-name="T4">l</text:span><text:span text:style-name="T4">l</text:span><text:span text:style-name="T4">e</text:span><text:span text:style-name="T4"> </text:span>HORSPOOL</text:p>
          </draw:text-box>
        </draw:frame>
        <draw:frame presentation:style-name="pr2" draw:text-style-name="P1" draw:layer="layout" svg:width="3.799cm" svg:height="1.915cm" svg:x="0.601cm" svg:y="3.685cm" presentation:class="subtitle" presentation:user-transformed="true">
          <draw:text-box>
            <text:p>Texte :</text:p>
          </draw:text-box>
        </draw:frame>
        <draw:frame presentation:style-name="pr2" draw:text-style-name="P1" draw:layer="layout" svg:width="3.799cm" svg:height="1.915cm" svg:x="0.6cm" svg:y="8.085cm">
          <draw:text-box>
            <text:p>Motif :</text:p>
          </draw:text-box>
        </draw:frame>
        <draw:frame draw:style-name="standard" draw:layer="layout" svg:width="21.578cm" svg:height="5.998cm" svg:x="4.08cm" svg:y="4.135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 text:style-name="P2"><text:span text:style-name="T2">A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A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T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4"><text:span text:style-name="T2">A</text:span></text:p>
              </table:table-cell>
              <table:table-cell>
                <text:p text:style-name="P4"><text:span text:style-name="T2">T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C</text:span></text:p>
              </table:table-cell>
              <table:table-cell>
                <text:p text:style-name="P4"><text:span text:style-name="T2">G</text:span></text:p>
              </table:table-cell>
              <table:table-cell>
                <text:p text:style-name="P4"><text:span text:style-name="T2">A</text:span></text:p>
              </table:table-cell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</table:table-row>
          </table:table>
          <draw:image xlink:href="Pictures/TablePreview6.svm" xlink:type="simple" xlink:show="embed" xlink:actuate="onLoad"/>
        </draw:frame>
        <draw:custom-shape draw:style-name="gr1" draw:text-style-name="P5" xml:id="id44" draw:id="id44" draw:layer="layout" svg:width="0.92cm" svg:height="1.4cm" svg:x="17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5" xml:id="id45" draw:id="id45" draw:layer="layout" svg:width="0.92cm" svg:height="1.4cm" svg:x="16.1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5" xml:id="id46" draw:id="id46" draw:layer="layout" svg:width="0.92cm" svg:height="1.4cm" svg:x="15.2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5" xml:id="id47" draw:id="id47" draw:layer="layout" svg:width="0.92cm" svg:height="1.4cm" svg:x="14.4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5" draw:layer="layout" svg:width="0.92cm" svg:height="1.4cm" svg:x="14.4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5" xml:id="id48" draw:id="id48" draw:layer="layout" svg:width="0.92cm" svg:height="1.4cm" svg:x="13.5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5" xml:id="id49" draw:id="id49" draw:layer="layout" svg:width="0.92cm" svg:height="1.4cm" svg:x="12.6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7" draw:layer="layout" svg:width="5.22cm" svg:height="3.095cm" svg:x="8.48cm" svg:y="11cm">
          <draw:text-box>
            <text:p xml:id="id51" text:id="id51">Relevé de l’indice du texte où débute le motif reconnu</text:p>
          </draw:text-box>
        </draw:frame>
        <draw:frame draw:style-name="gr4" draw:text-style-name="P7" draw:layer="layout" svg:width="8.8cm" svg:height="1.673cm" svg:x="16.2cm" svg:y="11.8cm">
          <draw:text-box>
            <text:p xml:id="id52" text:id="id52">Éventuellement poursuite de la recherche textuelle</text:p>
          </draw:text-box>
        </draw:frame>
        <draw:custom-shape draw:style-name="gr15" draw:text-style-name="P2" xml:id="id50" draw:id="id50" draw:layer="layout" svg:width="2.6cm" svg:height="3cm" svg:x="13.2cm" svg:y="10.19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frame draw:style-name="gr9" draw:text-style-name="P7" draw:layer="layout" svg:width="3.6cm" svg:height="1cm" svg:x="24cm" svg:y="13.4cm">
          <draw:text-box>
            <text:p xml:id="id53" text:id="id53">5 éta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4T21:35:34.676000000</meta:creation-date>
    <dc:date>2023-05-23T12:25:10.748405629</dc:date>
    <meta:editing-duration>PT3H18M20S</meta:editing-duration>
    <meta:editing-cycles>19</meta:editing-cycles>
    <meta:generator>LibreOffice/6.4.7.2$Linux_X86_64 LibreOffice_project/40$Build-2</meta:generator>
    <meta:document-statistic meta:object-count="118"/>
  </office:meta>
</office:document-meta>
</file>